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6"><text:s text:c="5"/>Russ appeared on the grassy knoll in Dallas Texas. He looked for the man known as Zapruder. He was nowhere to be found. <text:span text:style-name="T344">Not even his equipment was there.</text:span></text:p>
      <text:p text:style-name="P46"><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6"><text:s text:c="5"/><text:span text:style-name="T345">It didn’t take Russ long to locate Zapruder. He was having his morning coffee in his home. Knocking on the door, Russ introduced himself.</text:span></text:p>
      <text:p text:style-name="P46"><text:s text:c="5"/>“<text:span text:style-name="T345">My name is Russ and you have a date with destiny sir. Please hurry to see the presidential limo. We can’t have you missing it.”</text:span></text:p>
      <text:p text:style-name="P46"><text:s text:c="5"/><text:span text:style-name="T345">Zapruder looked at Russ and smiled. “Yes of course. I will be there. I have a tape recorder all set and ready to video tape the presidents motorcade.</text:span></text:p>
      <text:p text:style-name="P46"><text:s text:c="5"/>“<text:span text:style-name="T345">Good.” Russ said, “Good.”</text:span></text:p>
      <text:p text:style-name="P46"><text:s text:c="5"/><text:span text:style-name="T346">Russ took it upon himself to usher Zapruder to the grassy knoll and where he would be found in history. Everything worked out as planned. Oswald was in his place ready to shoot and Zapruder was filming.</text:span></text:p>
      <text:p text:style-name="P46"><text:s text:c="5"/><text:span text:style-name="T347">Russ stepped out of time to go back to his present where things had been restored to their proper order.</text:span></text:p>
      <text:p text:style-name="P46"><text:s text:c="5"/><text:span text:style-name="T347">Upon returning, Russ walked up to Chief. “I think we’re good on that one.”</text:span></text:p>
      <text:p text:style-name="P46"><text:s text:c="5"/><text:span text:style-name="T347">Chief looked at Russ and nodded. “Yes the film is back in the archives where it belongs. You did a fine job Russ. What was the hold up?”</text:span></text:p>
      <text:p text:style-name="P46"><text:soft-page-break/><text:s text:c="5"/>“<text:span text:style-name="T347">He stopped to make coffee.”</text:span></text:p>
      <text:p text:style-name="P46"><text:s text:c="5"/><text:span text:style-name="T348">Chief laughed. “Is that all.” </text:span><text:span text:style-name="T349">He paused. “You know the drill get down to medical.”</text:span></text:p>
      <text:p text:style-name="P46"><text:s text:c="5"/>“<text:span text:style-name="T349">Aye.” Russ said exiting the debarkation room and heading towards the elevator.</text:span></text:p>
      <text:p text:style-name="P46"><text:s text:c="5"/><text:span text:style-name="T349">Doctor Long was waiting for Russ when he entered the medical bay.</text:span></text:p>
      <text:p text:style-name="P46"><text:s text:c="5"/>“<text:span text:style-name="T349">Russ.” Doctor Long said. “Please have a seat, this won’t take but a moment.”</text:span></text:p>
      <text:p text:style-name="P46"><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6"><text:s text:c="5"/>“<text:span text:style-name="T351">Hey doc, you ever figure out what that microchip does?” Russ asked.</text:span></text:p>
      <text:p text:style-name="P46"><text:s text:c="5"/><text:span text:style-name="T351">Doctor Long shook her head. “No not yet. I haven’t had time to test it between giving all of these physicals on you people.”</text:span></text:p>
      <text:p text:style-name="P46"><text:s text:c="5"/>“<text:span text:style-name="T351">You people.” Russ echoed. “You seem a little bitter doc.”</text:span></text:p>
      <text:p text:style-name="P46"><text:s text:c="5"/><text:span text:style-name="T351">Long folded her arms. “Well don’t you think you’re better than the rest of us because you get to travel through time?”</text:span></text:p>
      <text:p text:style-name="P46"><text:s text:c="5"/><text:span text:style-name="T351">Russ shook his head. “No doc, I don’t think that and you know it.”</text:span></text:p>
      <text:p text:style-name="P46"><text:s text:c="5"/>“<text:span text:style-name="T351">Yeah well you could have fooled me.” Doctor Long said. “Excuse me I have other patients to attend to.” She left the room.</text:span></text:p>
      <text:p text:style-name="P46"/>
      <text:p text:style-name="P47">Chapter Fifteen</text:p>
      <text:p text:style-name="P47"/>
      <text:p text:style-name="P47"><text:s text:c="5"/><text:span text:style-name="T352">Russ walked into Chief’s office. “We need to talk.”</text:span></text:p>
      <text:p text:style-name="P47"><text:s text:c="5"/><text:span text:style-name="T352">Chief nodded. “Okay what’s on your mind?”</text:span></text:p>
      <text:p text:style-name="P47"><text:soft-page-break/><text:s text:c="5"/><text:span text:style-name="T352">Closing the door, Russ sat down. “The doc has it in her head that I think I’m better than her. As well as the rest of the time travel team. It’s crazy.”</text:span></text:p>
      <text:p text:style-name="P47"><text:s text:c="5"/><text:span text:style-name="T352">Chief scratched his head. “I don’t see how she could have come across that thought pattern. It doesn’t make any sense. </text:span><text:span text:style-name="T353">Are you sure you heard her right?”</text:span></text:p>
      <text:p text:style-name="P47"><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7"><text:s text:c="5"/>“<text:span text:style-name="T354">So now your job’s a burden.” Chief said.</text:span></text:p>
      <text:p text:style-name="P47"><text:s text:c="5"/><text:span text:style-name="T354">Russ shook his head. “That’s not what I meant.” </text:span><text:span text:style-name="T355">Russ said. “You know what I mean.”</text:span></text:p>
      <text:p text:style-name="P47"><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7"><text:s text:c="5"/><text:span text:style-name="T355">Russ nodded. “So you think she’s just being jealous.”</text:span></text:p>
      <text:p text:style-name="P47"><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7"><text:s text:c="5"/><text:span text:style-name="T357">Russ nodded. “I see.” He said. “Alright I’ll let it go. There’s no need in worrying about it any further. Sorry I bothered you.”</text:span></text:p>
      <text:p text:style-name="P47"><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7"><text:s text:c="5"/>“<text:span text:style-name="T359">Okay.” Russ said. “Thanks for listening.”</text:span></text:p>
      <text:p text:style-name="P47"><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7"><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7"><text:s text:c="5"/><text:span text:style-name="T361">Chief walked downstairs and read the reports Victoria was throwing out. He nodded at her progress. “Marvelous machine we have here, our girl.”</text:span></text:p>
      <text:p text:style-name="P47"><text:s text:c="5"/><text:span text:style-name="T361">Russ nodded. “Yes you made one hell of a machine Chief.”</text:span></text:p>
      <text:p text:style-name="P47"><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7"><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7"><text:s text:c="5"/><text:span text:style-name="T364">Picking a time from Victoria’s list, Russ strapped on a time watch and set his destination. He vanished without further word to Chief or anyone else.</text:span></text:p>
      <text:p text:style-name="P48"><text:s text:c="5"/><text:span text:style-name="T365">Russ exited the time vortex. He stood in the middle of a crowded street. Looking around he wasn’t certain what was going on. People were running away from something. Something big.</text:span></text:p>
      <text:p text:style-name="P48"><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8"><text:s text:c="5"/><text:span text:style-name="T366">Turning to his time watch, Russ attempted to activate it. It wouldn’t open a vortex. Something was jamming its circuits.</text:span></text:p>
      <text:p text:style-name="P48"><text:s text:c="5"/><text:span text:style-name="T366">Russ looked up at the alien mother ship and wondered what the hell was going on.</text:span></text:p>
      <text:p text:style-name="P48"/>
      <text:p text:style-name="P49">Chapter Sixte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4T20:39:02.259000000</dc:date>
    <meta:editing-cycles>395</meta:editing-cycles>
    <meta:generator>LibreOffice/7.4.1.2$Windows_X86_64 LibreOffice_project/3c58a8f3a960df8bc8fd77b461821e42c061c5f0</meta:generator>
    <meta:editing-duration>PT11H55M54S</meta:editing-duration>
    <meta:document-statistic meta:table-count="0" meta:image-count="0" meta:object-count="0" meta:page-count="60" meta:paragraph-count="758" meta:word-count="15023" meta:character-count="84635" meta:non-whitespace-character-count="66747"/>
  </office:meta>
</office:document-meta>
</file>